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paragraph-properties fo:text-align="center" style:justify-single-word="false"/>
      <style:text-properties fo:font-weight="bold"/>
    </style:style>
    <style:style style:name="P3" style:family="paragraph" style:parent-style-name="Text_20_body">
      <style:paragraph-properties fo:text-align="justify" style:justify-single-word="false"/>
      <style:text-properties fo:font-weight="bold"/>
    </style:style>
    <style:style style:name="P4" style:family="paragraph" style:parent-style-name="Text_20_body" style:list-style-name="L7">
      <style:paragraph-properties fo:text-align="justify" style:justify-single-word="false"/>
      <style:text-properties fo:font-weight="bold"/>
    </style:style>
    <style:style style:name="P5" style:family="paragraph" style:parent-style-name="Text_20_body" style:list-style-name="L8">
      <style:paragraph-properties fo:text-align="justify" style:justify-single-word="false"/>
      <style:text-properties fo:font-weight="bold"/>
    </style:style>
    <style:style style:name="P6" style:family="paragraph" style:parent-style-name="Text_20_body" style:list-style-name="L11">
      <style:paragraph-properties fo:text-align="justify" style:justify-single-word="false"/>
      <style:text-properties fo:font-weight="bold"/>
    </style:style>
    <style:style style:name="P7" style:family="paragraph" style:parent-style-name="Text_20_body" style:list-style-name="L14">
      <style:paragraph-properties fo:text-align="justify" style:justify-single-word="false"/>
      <style:text-properties fo:font-weight="bold"/>
    </style:style>
    <style:style style:name="P8" style:family="paragraph" style:parent-style-name="Text_20_body" style:list-style-name="L16">
      <style:paragraph-properties fo:text-align="justify" style:justify-single-word="false"/>
      <style:text-properties fo:font-weight="bold"/>
    </style:style>
    <style:style style:name="P9" style:family="paragraph" style:parent-style-name="Text_20_body">
      <style:paragraph-properties fo:text-align="justify" style:justify-single-word="false"/>
    </style:style>
    <style:style style:name="P10" style:family="paragraph" style:parent-style-name="Text_20_body" style:list-style-name="L1">
      <style:paragraph-properties fo:text-align="justify" style:justify-single-word="false"/>
    </style:style>
    <style:style style:name="P11" style:family="paragraph" style:parent-style-name="Text_20_body" style:list-style-name="L2">
      <style:paragraph-properties fo:text-align="justify" style:justify-single-word="false"/>
    </style:style>
    <style:style style:name="P12" style:family="paragraph" style:parent-style-name="Text_20_body" style:list-style-name="L3">
      <style:paragraph-properties fo:text-align="justify" style:justify-single-word="false"/>
    </style:style>
    <style:style style:name="P13" style:family="paragraph" style:parent-style-name="Text_20_body" style:list-style-name="L4">
      <style:paragraph-properties fo:text-align="justify" style:justify-single-word="false"/>
    </style:style>
    <style:style style:name="P14" style:family="paragraph" style:parent-style-name="Text_20_body" style:list-style-name="L7">
      <style:paragraph-properties fo:text-align="justify" style:justify-single-word="false"/>
    </style:style>
    <style:style style:name="P15" style:family="paragraph" style:parent-style-name="Text_20_body" style:list-style-name="L8">
      <style:paragraph-properties fo:text-align="justify" style:justify-single-word="false"/>
    </style:style>
    <style:style style:name="P16" style:family="paragraph" style:parent-style-name="Text_20_body" style:list-style-name="L9">
      <style:paragraph-properties fo:text-align="justify" style:justify-single-word="false"/>
    </style:style>
    <style:style style:name="P17" style:family="paragraph" style:parent-style-name="Text_20_body" style:list-style-name="L10">
      <style:paragraph-properties fo:text-align="justify" style:justify-single-word="false"/>
    </style:style>
    <style:style style:name="P18" style:family="paragraph" style:parent-style-name="Text_20_body" style:list-style-name="L11">
      <style:paragraph-properties fo:text-align="justify" style:justify-single-word="false"/>
    </style:style>
    <style:style style:name="P19" style:family="paragraph" style:parent-style-name="Text_20_body" style:list-style-name="L12">
      <style:paragraph-properties fo:text-align="justify" style:justify-single-word="false"/>
    </style:style>
    <style:style style:name="P20" style:family="paragraph" style:parent-style-name="Text_20_body" style:list-style-name="L13">
      <style:paragraph-properties fo:text-align="justify" style:justify-single-word="false"/>
    </style:style>
    <style:style style:name="P21" style:family="paragraph" style:parent-style-name="Text_20_body" style:list-style-name="L14">
      <style:paragraph-properties fo:text-align="justify" style:justify-single-word="false"/>
    </style:style>
    <style:style style:name="P22" style:family="paragraph" style:parent-style-name="Text_20_body" style:list-style-name="L15">
      <style:paragraph-properties fo:text-align="justify" style:justify-single-word="false"/>
    </style:style>
    <style:style style:name="P23" style:family="paragraph" style:parent-style-name="Text_20_body" style:list-style-name="L16">
      <style:paragraph-properties fo:text-align="justify" style:justify-single-word="false"/>
    </style:style>
    <style:style style:name="P24" style:family="paragraph" style:parent-style-name="Text_20_body" style:list-style-name="L17">
      <style:paragraph-properties fo:text-align="justify" style:justify-single-word="false"/>
    </style:style>
    <style:style style:name="P25" style:family="paragraph" style:parent-style-name="Text_20_body" style:list-style-name="L18">
      <style:paragraph-properties fo:text-align="justify" style:justify-single-word="false"/>
    </style:style>
    <style:style style:name="P26" style:family="paragraph" style:parent-style-name="Text_20_body" style:list-style-name="L19">
      <style:paragraph-properties fo:text-align="justify" style:justify-single-word="false"/>
    </style:style>
    <style:style style:name="P27" style:family="paragraph" style:parent-style-name="Text_20_body" style:list-style-name="L20">
      <style:paragraph-properties fo:text-align="justify" style:justify-single-word="false"/>
    </style:style>
    <style:style style:name="P28" style:family="paragraph" style:parent-style-name="Text_20_body" style:list-style-name="L5"/>
    <style:style style:name="P29" style:family="paragraph" style:parent-style-name="Text_20_body" style:list-style-name="L6"/>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URCE LANGUAGE DESCRIPTION</text:p>
      <text:p text:style-name="P3">1. Simple Integer Language (SIL)</text:p>
      <text:p text:style-name="P9">The language specification given here is informal and gives a lot of flexibility for the designer to write the grammatical specifications to his/her own taste. The following features are the minimal requirements for the language. </text:p>
      <text:p text:style-name="P3">2. General Program Structure</text:p>
      <text:p text:style-name="P9">Global Declarations</text:p>
      <text:p text:style-name="P9">Function Definitions </text:p>
      <text:p text:style-name="P9">Main Function Definition</text:p>
      <text:p text:style-name="P3">3. Global Declarations</text:p>
      <text:p text:style-name="P9">The global declaration part of a SIL program begins with the keyword <text:span text:style-name="T1">decl </text:span>and ends with the keyword <text:span text:style-name="T1">enddecl</text:span>. Declarations should be made for global variables and functions defined in the SIL program. </text:p>
      <text:p text:style-name="P9">Global variables may be of type <text:span text:style-name="T2">Integer, Boolean, Integer array </text:span>or <text:span text:style-name="T2">Boolean array</text:span>. The variables declared globally must be allocated statically. Boolean variables can hold only the special Boolean constants – <text:span text:style-name="T1">TRUE/FALSE</text:span>. Global variables are visible throughout the program <text:span text:style-name="T1">unless suppressed</text:span> by a redeclaration within the scope of some function. Array type variables can be declared only globally. Only single dimensional arrays are allowed. Variables <text:span text:style-name="T1">cannot</text:span> be assigned values during the declaration phase.</text:p>
      <text:p text:style-name="P9">For every function except the <text:span text:style-name="T3">main</text:span> function defined in a SIL program, there must be a declaration. A function declaration should specify the name of the function, the name and type of each of its arguments and the return type of the function. A function can have integer/boolean arguments. Parameters may be passed by <text:span text:style-name="T1">value </text:span>or <text:span text:style-name="T1">reference</text:span>. Arrays <text:span text:style-name="T1">cannot </text:span>be passed as arguments. If a global variable name appears as an argument, then within the scope of the function, the new declaration will be valid and global variable declaration is <text:span text:style-name="T1">suppressed</text:span>. Different functions may have arguments of the same name. However, the same name cannot be given to different arguments in a function. The return type of a function must be either integer or Boolean. The general form of declarations is as follows:</text:p>
      <text:p text:style-name="P9">Type VarName/FunctionName [ArraySize]/(ParameterList); //Third part needed only for arrays/functions </text:p>
      <text:p text:style-name="P9"><text:span text:style-name="T2">Example</text:span>:<text:line-break/><text:line-break/><text:span text:style-name="T1">decl</text:span></text:p>
      <text:list xml:id="list901205443" text:style-name="L1">
        <text:list-item>
          <text:list>
            <text:list-header>
              <text:p text:style-name="P10"><text:span text:style-name="T1">integer x,y,a[10],b[20];</text:span> // x,y are integers, a,b are integer arrays</text:p>
              <text:p text:style-name="P10"><text:span text:style-name="T1">integer f1(integer a1,a2; boolean b1; integer &amp;c1), f2();</text:span> // c1 is passed by <text:span text:style-name="T2">reference</text:span>, rest by <text:span text:style-name="T2">value</text:span></text:p>
              <text:p text:style-name="P10"><text:span text:style-name="T1">boolean t, q[10], f3(integer x); </text:span>// variable, array and a functions declared together</text:p>
              <text:p text:style-name="P10"><text:span text:style-name="T1">integer swap(integer &amp;x, &amp;y); </text:span>// x, y are passed by reference</text:p>
            </text:list-header>
          </text:list>
        </text:list-item>
      </text:list>
      <text:p text:style-name="P9"><text:span text:style-name="T1">enddecl // </text:span>Please note the use of "<text:span text:style-name="T1">,</text:span>" and "<text:span text:style-name="T1">;</text:span>"</text:p>
      <text:p text:style-name="P9">Declaring functions at the beginning avoids the "forward reference" problem and facilitates simpler single pass compilation. Note that the declaration syntax of functions is structurally same as that for variables. Finally, inside <text:span text:style-name="T1">swap</text:span>, the global variables <text:span text:style-name="T1">x</text:span> and <text:span text:style-name="T1">y</text:span> are no more visible because of the re-declaration and global declaration for <text:span text:style-name="T1">x</text:span> is suppressed in <text:span text:style-name="T1">f3</text:span>. If a variable/function is declared twice at the same point, a compilation error should result. </text:p>
      <text:p text:style-name="P3"><text:soft-page-break/>4. Function Structure and Local Variables</text:p>
      <text:p text:style-name="P9">All globally declared variables are visible inside a function, unless suppressed by a re-declaration. Variables declared inside a function are <text:span text:style-name="T1">invisible</text:span> outside. The general form of a function definition is given below:</text:p>
      <text:p text:style-name="P9">&lt;Type&gt; FunctionName(ArgumentList) {</text:p>
      <text:list xml:id="list242906808" text:style-name="L2">
        <text:list-item>
          <text:list>
            <text:list-header>
              <text:p text:style-name="P11">Local Declarations</text:p>
              <text:p text:style-name="P11">Function Body</text:p>
            </text:list-header>
          </text:list>
        </text:list-item>
      </text:list>
      <text:p text:style-name="P9">}</text:p>
      <text:p text:style-name="P9">The arguments and return type of each function definition should match exactly with the corresponding declaration. Argument names must be type checked for <text:span text:style-name="T1">name equivalence</text:span> against the declaration. <text:span text:style-name="T2">Every declared function must have a definition</text:span>. The compiler should report error otherwise.</text:p>
      <text:p text:style-name="P9">The syntax of local declarations and definitions are similar to those of global declarations <text:span text:style-name="T3">except that arrays and functions cannot be</text:span><text:span text:style-name="T1"> </text:span><text:span text:style-name="T3">declared inside a function</text:span>. Local variables are visible only within the scope of the function where they are declared. Scope rules for parameters are identical to those for variables. </text:p>
      <text:p text:style-name="P9">The <text:span text:style-name="T1">main()</text:span> function, by specification, must be a <text:span text:style-name="T1">zero argument</text:span> function of type <text:span text:style-name="T1">integer</text:span>. <text:span text:style-name="T2">Program execution begins from the body of the main function.</text:span> The main function <text:span text:style-name="T2">need not</text:span> be declared. The definition part of main should be given in the same format as any other function. </text:p>
      <text:p text:style-name="P9">The <text:span text:style-name="T1">Body</text:span> of a function is a collection of statements embedded within the keywords <text:span text:style-name="T1">begin</text:span> and <text:span text:style-name="T1">end. </text:span></text:p>
      <text:p text:style-name="P9">Example: The definition of <text:span text:style-name="T1">swap</text:span> declared above may look like the following:</text:p>
      <text:p text:style-name="P9"><text:span text:style-name="T1">integer </text:span>swap <text:span text:style-name="T1">(integer </text:span>&amp;x, &amp;y<text:span text:style-name="T1">) {</text:span></text:p>
      <text:p text:style-name="P3">decl </text:p>
      <text:list xml:id="list179282985" text:style-name="L3">
        <text:list-item>
          <text:list>
            <text:list-header>
              <text:p text:style-name="P12"><text:span text:style-name="T1">integer </text:span>q <text:span text:style-name="T1">// </text:span>q is re-declared causing suppression of global declaration</text:p>
            </text:list-header>
          </text:list>
        </text:list-item>
      </text:list>
      <text:p text:style-name="P3">enddecl</text:p>
      <text:p text:style-name="P3">begin </text:p>
      <text:list xml:id="list469590992" text:style-name="L4">
        <text:list-item>
          <text:list>
            <text:list-header>
              <text:p text:style-name="P13">q = x; </text:p>
              <text:p text:style-name="P13">x = y;</text:p>
              <text:p text:style-name="P13">y = q; // Note the syntax for using variables passed by reference. </text:p>
              <text:p text:style-name="P13">return 1; // swap must return an integer. </text:p>
            </text:list-header>
          </text:list>
        </text:list-item>
      </text:list>
      <text:p text:style-name="P9"><text:span text:style-name="T1">end // </text:span>Note that SIL doesn’t support void functions. </text:p>
      <text:p text:style-name="P3">}</text:p>
      <text:p text:style-name="P9">Local Variables and parameters should be allocated space in the <text:span text:style-name="T1">run-time stack</text:span>. The language supports recursion and <text:span text:style-name="T1">static scope rules apply</text:span>.</text:p>
      <text:p text:style-name="P3">5. Main and Function Body</text:p>
      <text:p text:style-name="P9">A Body is a collection of <text:span text:style-name="T1">statements</text:span> embedded within the keywords <text:span text:style-name="T1">begin</text:span> and <text:span text:style-name="T1">end.</text:span> Each statement should end with a ‘;’ which is called the <text:span text:style-name="T1">terminator</text:span>. There are five types of statements in SIL. They are:</text:p>
      <text:list xml:id="list758567671" text:style-name="L5">
        <text:list-item>
          <text:list>
            <text:list-item>
              <text:p text:style-name="P28">Assignment Statement b) Conditional Statement</text:p>
            </text:list-item>
          </text:list>
        </text:list-item>
      </text:list>
      <text:list xml:id="list484934531" text:style-name="L6">
        <text:list-item>
          <text:list>
            <text:list-item>
              <text:p text:style-name="P29">Iterative statement d) Return statement e) Input/Output </text:p>
            </text:list-item>
          </text:list>
        </text:list-item>
      </text:list>
      <text:p text:style-name="P9">Before taking up statements, we should look at the different kinds of <text:span text:style-name="T1">expressions</text:span> supported by SIL.</text:p>
      <text:p text:style-name="P3"><text:soft-page-break/>6. Expressions</text:p>
      <text:p text:style-name="P9">SIL has two kinds of expressions, a) Arithmetic and b) Logical</text:p>
      <text:p text:style-name="P3">6.1 Arithmetic Expressions</text:p>
      <text:p text:style-name="P9">Any constant, integer variable or an indexed array variable is a SIL expression provided the expression is within the scope of the concerned variable declarations. SIL treats a function as an expression and the value of a function is its return value. SIL supports <text:span text:style-name="T1">recursion</text:span>. </text:p>
      <text:p text:style-name="P9">SIL provides five arithmetic operators, viz., +, -, *, / (Integer Division) and % (Modulo operator) through which arithmetic expressions may be combined. Expression syntax and semantics are similar to standard practice in programming languages and normal rules of precedence, associativity and paranthesization hold. SIL is strongly typed and <text:span text:style-name="T3">any type mismatch must be reported at compile time</text:span>. </text:p>
      <text:p text:style-name="P9">Examples: 5, a[a[5+x]]+x , (f2() + b[x] + 5) etc. are arithmetic expressions. </text:p>
      <text:p text:style-name="P3">6.2 Logical Expressions</text:p>
      <text:p text:style-name="P9">Logical expressions can take values TRUE or FALSE. Logical expressions may be formed by combining arithmetic expressions using <text:span text:style-name="T1">relational operators</text:span>. The relational operators supported by SIL are &lt;, &gt;, &lt;=, &gt;=, ==, and !=. Again standard syntax and semantics conventions apply. TRUE and FALSE are constant logical expressions. Every boolean variable is a logical expression and its value is the value stored in its location. Logical expressions themselves may be combined using <text:span text:style-name="T1">logical operators</text:span> AND, OR and NOT. Logical expressions may be assigned to boolean variables only. Note that a relational operator can compare only two arithmetic expressions and not two logical expressions. Similarly, a logical operator can connect only two logical expressions (except for NOT which is a unary logical operator).</text:p>
      <text:p text:style-name="P9">Example:((x==y)==a[3]) is <text:span text:style-name="T1">not valid</text:span> SIL expression because (x==y) is a logical expression, while a[3] is an arithmetic expression and "==" operates only between two arithmetic expressions.</text:p>
      <text:p text:style-name="P3">7. Assignment Statement</text:p>
      <text:p text:style-name="P9">The SIL assignment statement assigns the value of an expression to a variable, or an indexed array of the <text:span text:style-name="T1">same type</text:span>. Type errors must be reported at compile time. The general syntax is as the following: </text:p>
      <text:p text:style-name="P9">&lt;<text:span text:style-name="T1">Variable</text:span>&gt; = &lt;<text:span text:style-name="T1">Expression</text:span>&gt;;</text:p>
      <text:p text:style-name="P9">Example: q[3]=(x==y); t=TRUE; are both valid assignments to boolean variables.</text:p>
      <text:p text:style-name="P3">8. Conditional Statement </text:p>
      <text:p text:style-name="P9">The SIL conditional statement has the following syntax:</text:p>
      <text:list xml:id="list1422157073" text:style-name="L7">
        <text:list-item>
          <text:list>
            <text:list-header>
              <text:p text:style-name="P14"><text:span text:style-name="T1">if &lt;</text:span>Logical Expression<text:span text:style-name="T1">&gt; then </text:span></text:p>
              <text:list>
                <text:list-item>
                  <text:list>
                    <text:list-header>
                      <text:p text:style-name="P14">Statements</text:p>
                    </text:list-header>
                  </text:list>
                </text:list-item>
              </text:list>
              <text:p text:style-name="P4">else </text:p>
              <text:list>
                <text:list-item>
                  <text:list>
                    <text:list-header>
                      <text:p text:style-name="P14">Statements</text:p>
                    </text:list-header>
                  </text:list>
                </text:list-item>
              </text:list>
              <text:p text:style-name="P4">endif; </text:p>
            </text:list-header>
          </text:list>
        </text:list-item>
      </text:list>
      <text:p text:style-name="P9">The <text:span text:style-name="T1">else</text:span> part is optional. The statements inside an <text:span text:style-name="T1">if-</text:span>block may be conditional, iterative, assignment, or input/output statements, but <text:span text:style-name="T1">not</text:span> the return statement.</text:p>
      <text:p text:style-name="P3">9. Iterative Statement</text:p>
      <text:p text:style-name="P9">The SIL iterative statement has the following syntax:</text:p>
      <text:list xml:id="list1373542461" text:style-name="L8">
        <text:list-item>
          <text:list>
            <text:list-header>
              <text:p text:style-name="P15"><text:span text:style-name="T1">while &lt; </text:span>Logical Expression <text:span text:style-name="T1">&gt; do</text:span></text:p>
              <text:list>
                <text:list-item>
                  <text:list>
                    <text:list-header>
                      <text:p text:style-name="P15"><text:soft-page-break/>Statements</text:p>
                    </text:list-header>
                  </text:list>
                </text:list-item>
              </text:list>
              <text:p text:style-name="P5">endwhile;</text:p>
            </text:list-header>
          </text:list>
        </text:list-item>
      </text:list>
      <text:p text:style-name="P9">Standard conventions apply in this case too. The statements inside a <text:span text:style-name="T1">while-</text:span>block may be conditional, iterative, assignment, or input/output statements, but <text:span text:style-name="T1">not</text:span> the return statement.</text:p>
      <text:p text:style-name="P3">10. Return Statement</text:p>
      <text:p text:style-name="P9">The main body as well as each function body should have <text:span text:style-name="T1">exactly one</text:span> return statement and it should be the <text:span text:style-name="T1">last statement</text:span> in the body. The syntax is:</text:p>
      <text:list xml:id="list1169786120" text:style-name="L9">
        <text:list-item>
          <text:list>
            <text:list-header>
              <text:p text:style-name="P16"><text:span text:style-name="T1">return &lt;</text:span>Expression<text:span text:style-name="T1">&gt; ;</text:span></text:p>
            </text:list-header>
          </text:list>
        </text:list-item>
      </text:list>
      <text:p text:style-name="P9">The return value of the function is the value of the expression. The return type should match the type of the expression. Otherwise, a compilation error should occur. </text:p>
      <text:p text:style-name="P9">The <text:span text:style-name="T1">return type of main is integer </text:span>by specification.</text:p>
      <text:p text:style-name="P3">11. Input/Output</text:p>
      <text:p text:style-name="P9">SIL has two I/O statements – <text:span text:style-name="T1">read </text:span>and <text:span text:style-name="T1">write</text:span>. The syntax is as the following:</text:p>
      <text:list xml:id="list667981388" text:style-name="L10">
        <text:list-item>
          <text:list>
            <text:list-header>
              <text:p text:style-name="P17"><text:span text:style-name="T1">read (&lt;</text:span>IntegerVariable<text:span text:style-name="T1">&gt;);</text:span></text:p>
            </text:list-header>
          </text:list>
        </text:list-item>
      </text:list>
      <text:p text:style-name="P9"><text:span text:style-name="T1">write (&lt;</text:span>Arithmetic Expression<text:span text:style-name="T1">&gt;);</text:span></text:p>
      <text:p text:style-name="P9">The <text:span text:style-name="T2">read</text:span> statement reads an integer value from the standard input device into an integer variable or an indexed array variable. The <text:span text:style-name="T2">write</text:span> statement outputs the value of the arithmetic expression into the standard output. Note that <text:span text:style-name="T2">input/output operations are not allowed on boolean type</text:span>. </text:p>
      <text:list xml:id="list2142860235" text:style-name="L11">
        <text:list-item>
          <text:list>
            <text:list-header>
              <text:p text:style-name="P18">Example: <text:span text:style-name="T1">read (a [x]); </text:span></text:p>
              <text:list>
                <text:list-item>
                  <text:list>
                    <text:list-header>
                      <text:p text:style-name="P6">write (7*(5+a[9]);</text:p>
                    </text:list-header>
                  </text:list>
                </text:list-item>
              </text:list>
            </text:list-header>
          </text:list>
        </text:list-item>
      </text:list>
      <text:p text:style-name="P3">12. An Example SIL Program</text:p>
      <text:p text:style-name="P9">The following SIL program calculates and prints out the factorial of the first <text:span text:style-name="T3">n</text:span> numbers, value of <text:span text:style-name="T3">n</text:span> read from standard input.</text:p>
      <text:p text:style-name="P3">decl</text:p>
      <text:list xml:id="list1315534199" text:style-name="L12">
        <text:list-item>
          <text:list>
            <text:list-header>
              <text:p text:style-name="P19"><text:span text:style-name="T1">integer </text:span>factorial<text:span text:style-name="T1">(</text:span>integer <text:span text:style-name="T1">n);</text:span></text:p>
            </text:list-header>
          </text:list>
        </text:list-item>
      </text:list>
      <text:p text:style-name="P1">enddecl</text:p>
      <text:p text:style-name="Text_20_body"><text:span text:style-name="T1">integer</text:span> factorial (<text:span text:style-name="T1">integer</text:span> n) {</text:p>
      <text:p text:style-name="P1">decl</text:p>
      <text:list xml:id="list1155289568" text:style-name="L13">
        <text:list-item>
          <text:list>
            <text:list-header>
              <text:p text:style-name="P20"><text:span text:style-name="T1">integer</text:span> rvalue;</text:p>
            </text:list-header>
          </text:list>
        </text:list-item>
      </text:list>
      <text:p text:style-name="P3">enddecl</text:p>
      <text:p text:style-name="P3">begin</text:p>
      <text:list xml:id="list2020578262" text:style-name="L14">
        <text:list-item>
          <text:list>
            <text:list-header>
              <text:p text:style-name="P21"><text:span text:style-name="T1">if </text:span>(n==1) <text:span text:style-name="T1">then</text:span> </text:p>
              <text:list>
                <text:list-item>
                  <text:list>
                    <text:list-header>
                      <text:p text:style-name="P21">rvalue = 1;</text:p>
                    </text:list-header>
                  </text:list>
                </text:list-item>
              </text:list>
              <text:p text:style-name="P7">else</text:p>
              <text:list>
                <text:list-item>
                  <text:list>
                    <text:list-header>
                      <text:p text:style-name="P21">rvalue = n * factorial (n-1);</text:p>
                    </text:list-header>
                  </text:list>
                </text:list-item>
              </text:list>
              <text:p text:style-name="P7">endif; </text:p>
              <text:p text:style-name="P21"><text:span text:style-name="T1">return </text:span>rvalue; // Note only one RETURN statement is allowed.</text:p>
            </text:list-header>
          </text:list>
        </text:list-item>
      </text:list>
      <text:p text:style-name="P3">end</text:p>
      <text:p text:style-name="P9"><text:soft-page-break/>} </text:p>
      <text:p text:style-name="P9"><text:span text:style-name="T1">integer </text:span>main( ){ // Main definition should always begin like this</text:p>
      <text:p text:style-name="P3">decl </text:p>
      <text:list xml:id="list1986312292" text:style-name="L15">
        <text:list-item>
          <text:list>
            <text:list-header>
              <text:p text:style-name="P22"><text:span text:style-name="T1">integer</text:span> n,i ;</text:p>
            </text:list-header>
          </text:list>
        </text:list-item>
      </text:list>
      <text:p text:style-name="P3">enddecl</text:p>
      <text:p text:style-name="P3">begin</text:p>
      <text:list xml:id="list1500189151" text:style-name="L16">
        <text:list-item>
          <text:list>
            <text:list-header>
              <text:p text:style-name="P23"><text:span text:style-name="T1">read </text:span>(n);</text:p>
              <text:p text:style-name="P23">i = 1;</text:p>
              <text:p text:style-name="P23"><text:span text:style-name="T1">while</text:span> ( i &lt;= n) do</text:p>
              <text:list>
                <text:list-item>
                  <text:list>
                    <text:list-header>
                      <text:p text:style-name="P23"><text:span text:style-name="T1">write</text:span> ( factorial(i));</text:p>
                      <text:p text:style-name="P23">i = i + 1; </text:p>
                    </text:list-header>
                  </text:list>
                </text:list-item>
              </text:list>
              <text:p text:style-name="P8">endwhile;</text:p>
              <text:p text:style-name="P23"><text:span text:style-name="T1">return </text:span>1; // Any integer value may be returned</text:p>
            </text:list-header>
          </text:list>
        </text:list-item>
      </text:list>
      <text:p text:style-name="P3">end</text:p>
      <text:p text:style-name="P9">}</text:p>
      <text:p text:style-name="P3">ESIL: Extended SIL</text:p>
      <text:p text:style-name="P9"><text:span text:style-name="T1">Providing User defined types</text:span>: User defined types may be supported by allowing creation of compound data types from simple or already defined data types using the <text:span text:style-name="T1">typedef</text:span> statement. All type definitions should be given <text:span text:style-name="T1">before</text:span> global declarations. The syntax is as follows:</text:p>
      <text:p text:style-name="P9"><text:span text:style-name="T1">typedef</text:span> <text:span text:style-name="T2">name1</text:span>{</text:p>
      <text:list xml:id="list1591029169" text:style-name="L17">
        <text:list-item>
          <text:list>
            <text:list-header>
              <text:p text:style-name="P24"><text:span text:style-name="T1">integer</text:span> x; </text:p>
              <text:p text:style-name="P24"><text:span text:style-name="T1">boolean</text:span> y; </text:p>
            </text:list-header>
          </text:list>
        </text:list-item>
      </text:list>
      <text:p text:style-name="P9">}</text:p>
      <text:p text:style-name="P9">The member <text:span text:style-name="T1">fields</text:span> of a newly defined type may be of type <text:span text:style-name="T1">integer</text:span>, <text:span text:style-name="T1">boolean</text:span> or a <text:span text:style-name="T1">previously defined type</text:span>. Arrays are <text:span text:style-name="T1">not</text:span> allowed </text:p>
      <text:p text:style-name="P9"><text:span text:style-name="T1">typedef</text:span> <text:span text:style-name="T2">name2</text:span> {</text:p>
      <text:list xml:id="list456275857" text:style-name="L18">
        <text:list-item>
          <text:list>
            <text:list-header>
              <text:p text:style-name="P25"><text:span text:style-name="T1">name1</text:span> g;</text:p>
              <text:p text:style-name="P25"><text:span text:style-name="T1">boolean </text:span>t; </text:p>
            </text:list-header>
          </text:list>
        </text:list-item>
      </text:list>
      <text:p text:style-name="P9">}</text:p>
      <text:p text:style-name="P9">Once a type is defined, variables of the type may be defined in the usual manner. The type declaration is visible throughout the program. </text:p>
      <text:p text:style-name="P3">decl </text:p>
      <text:list xml:id="list173176239" text:style-name="L19">
        <text:list-item>
          <text:list>
            <text:list-header>
              <text:p text:style-name="P26"><text:span text:style-name="T1">name2</text:span> w[10], u;</text:p>
              <text:p text:style-name="P26"><text:span text:style-name="T1">integer</text:span> temp;</text:p>
            </text:list-header>
          </text:list>
        </text:list-item>
      </text:list>
      <text:p text:style-name="P3">enddecl</text:p>
      <text:p text:style-name="P9">The following statement illustrates the access to a variable of a user-defined type.</text:p>
      <text:list xml:id="list1893883715" text:style-name="L20">
        <text:list-item>
          <text:list>
            <text:list-header>
              <text:p text:style-name="P27">temp = w[5]<text:span text:style-name="T1">.</text:span>g<text:span text:style-name="T1">.</text:span>x; // The dot operator is used to address the fields.</text:p>
              <text:p text:style-name="P27">W[5] = u; // <text:span text:style-name="T3">Name equivalence</text:span> of types must be checked here.</text:p>
            </text:list-header>
          </text:list>
        </text:list-item>
      </text:list>
      <text:p text:style-name="P9"><text:soft-page-break/>For each user-defined type, a <text:span text:style-name="T1">type expression tree</text:span> must be created at the time of parsing the type definition. The relative addresses or <text:span text:style-name="T1">offsets</text:span> of each field element (from the starting storage location of a variable of that type) can be fixed at the time of type definition and may be stored in the expression tree itself. The symbol table entry for a variable shall contain a pointer to the corresponding type expression tre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rin George</meta:initial-creator>
    <meta:creation-date>2011-11-12T11:36:31</meta:creation-date>
    <meta:document-statistic meta:table-count="0" meta:image-count="0" meta:object-count="0" meta:page-count="6" meta:paragraph-count="138" meta:word-count="1756" meta:character-count="10735"/>
    <dc:date>2011-11-12T11:36:54</dc:date>
    <dc:creator>Jerrin George</dc:creator>
    <meta:editing-duration>PT00H00M24S</meta:editing-duration>
    <meta:editing-cycles>1</meta:editing-cycles>
    <meta:generator>OpenOffice.org/3.2$Unix OpenOffice.org_project/320m19$Build-9505</meta:generator>
  </office:meta>
</office:document-meta>
</file>